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language="fr" fo:country="FR" style:font-size-asian="16pt"/>
    </style:style>
    <style:style style:name="P2" style:family="paragraph" style:parent-style-name="Standard">
      <style:paragraph-properties fo:text-align="center" style:justify-single-word="false"/>
      <style:text-properties fo:font-size="16pt" fo:language="fr" fo:country="FR" style:font-size-asian="16pt"/>
    </style:style>
    <style:style style:name="P3" style:family="paragraph" style:parent-style-name="Standard">
      <style:text-properties fo:text-transform="uppercase" fo:font-size="14pt" fo:language="fr" fo:country="FR" style:font-size-asian="14pt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fo:language="fr" fo:country="FR" officeooo:rsid="003058d8" officeooo:paragraph-rsid="003058d8" style:font-size-asian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6pt" fo:language="fr" fo:country="FR" style:font-size-asian="16pt"/>
    </style:style>
    <style:style style:name="P6" style:family="paragraph" style:parent-style-name="Standard">
      <style:text-properties fo:font-size="14pt" fo:language="fr" fo:country="FR" officeooo:rsid="002b5a5b" officeooo:paragraph-rsid="002ff189" style:font-size-asian="14pt"/>
    </style:style>
    <style:style style:name="P7" style:family="paragraph" style:parent-style-name="Standard">
      <style:text-properties fo:font-size="14pt" fo:language="fr" fo:country="FR" officeooo:rsid="002b5a5b" officeooo:paragraph-rsid="00417062" style:font-size-asian="14pt"/>
    </style:style>
    <style:style style:name="P8" style:family="paragraph" style:parent-style-name="Standard">
      <style:text-properties fo:font-size="14pt" fo:language="fr" fo:country="FR" officeooo:rsid="002b5a5b" officeooo:paragraph-rsid="004ddd8a" style:font-size-asian="14pt"/>
    </style:style>
    <style:style style:name="P9" style:family="paragraph" style:parent-style-name="Standard">
      <style:text-properties fo:font-size="14pt" fo:language="fr" fo:country="FR" officeooo:rsid="00251fea" officeooo:paragraph-rsid="00417062" style:font-size-asian="14pt"/>
    </style:style>
    <style:style style:name="P10" style:family="paragraph" style:parent-style-name="Standard">
      <style:text-properties fo:font-size="14pt" fo:language="fr" fo:country="FR" officeooo:paragraph-rsid="00417062" style:font-size-asian="14pt"/>
    </style:style>
    <style:style style:name="P11" style:family="paragraph" style:parent-style-name="Standard">
      <style:text-properties fo:font-size="14pt" fo:language="fr" fo:country="FR" officeooo:paragraph-rsid="00427bc1" style:font-size-asian="14pt"/>
    </style:style>
    <style:style style:name="P12" style:family="paragraph" style:parent-style-name="Standard">
      <style:text-properties fo:font-size="14pt" fo:language="fr" fo:country="FR" officeooo:paragraph-rsid="00456f4a" style:font-size-asian="14pt"/>
    </style:style>
    <style:style style:name="P13" style:family="paragraph" style:parent-style-name="Standard">
      <style:text-properties fo:font-size="14pt" fo:language="fr" fo:country="FR" officeooo:rsid="0046cee6" officeooo:paragraph-rsid="00456f4a" style:font-size-asian="14pt"/>
    </style:style>
    <style:style style:name="P14" style:family="paragraph" style:parent-style-name="Standard">
      <style:text-properties fo:font-size="14pt" fo:language="en" fo:country="US" officeooo:rsid="002b5a5b" officeooo:paragraph-rsid="00456f4a" style:font-size-asian="14pt"/>
    </style:style>
    <style:style style:name="P15" style:family="paragraph" style:parent-style-name="Standard">
      <style:text-properties fo:font-size="14pt" fo:language="en" fo:country="US" officeooo:rsid="002b5a5b" officeooo:paragraph-rsid="004ddd8a" style:font-size-asian="14pt"/>
    </style:style>
    <style:style style:name="P16" style:family="paragraph" style:parent-style-name="Standard">
      <style:text-properties fo:font-size="14pt" fo:language="en" fo:country="US" officeooo:rsid="003d6ed7" officeooo:paragraph-rsid="00427bc1" style:font-size-asian="14pt"/>
    </style:style>
    <style:style style:name="P17" style:family="paragraph" style:parent-style-name="Standard">
      <style:text-properties officeooo:paragraph-rsid="002ff189"/>
    </style:style>
    <style:style style:name="P18" style:family="paragraph" style:parent-style-name="Standard">
      <style:paragraph-properties fo:text-align="center" style:justify-single-word="false"/>
      <style:text-properties officeooo:paragraph-rsid="00412a65"/>
    </style:style>
    <style:style style:name="P19" style:family="paragraph" style:parent-style-name="Standard">
      <loext:graphic-properties draw:fill="solid" draw:fill-color="#9cc2e5"/>
      <style:paragraph-properties fo:background-color="#9cc2e5"/>
      <style:text-properties officeooo:paragraph-rsid="004150ee"/>
    </style:style>
    <style:style style:name="P20" style:family="paragraph" style:parent-style-name="Standard">
      <style:text-properties officeooo:paragraph-rsid="00417062"/>
    </style:style>
    <style:style style:name="P21" style:family="paragraph" style:parent-style-name="Standard">
      <style:text-properties officeooo:paragraph-rsid="00427bc1"/>
    </style:style>
    <style:style style:name="P22" style:family="paragraph" style:parent-style-name="Standard">
      <loext:graphic-properties draw:fill="solid" draw:fill-color="#9cc2e5"/>
      <style:paragraph-properties fo:background-color="#9cc2e5"/>
      <style:text-properties officeooo:paragraph-rsid="00427bc1"/>
    </style:style>
    <style:style style:name="P23" style:family="paragraph" style:parent-style-name="Standard">
      <style:text-properties officeooo:paragraph-rsid="00456f4a"/>
    </style:style>
    <style:style style:name="P24" style:family="paragraph" style:parent-style-name="Standard">
      <loext:graphic-properties draw:fill="solid" draw:fill-color="#9cc2e5"/>
      <style:paragraph-properties fo:background-color="#9cc2e5"/>
      <style:text-properties officeooo:paragraph-rsid="00456f4a"/>
    </style:style>
    <style:style style:name="P25" style:family="paragraph" style:parent-style-name="Standard">
      <style:text-properties fo:color="#ffffff" fo:font-size="14pt" fo:language="en" fo:country="US" fo:font-weight="bold" officeooo:rsid="003e3435" officeooo:paragraph-rsid="004ddd8a" style:font-size-asian="14pt" style:font-weight-asian="bold"/>
    </style:style>
    <style:style style:name="P26" style:family="paragraph" style:parent-style-name="Standard">
      <style:text-properties officeooo:paragraph-rsid="004ddd8a"/>
    </style:style>
    <style:style style:name="P27" style:family="paragraph" style:parent-style-name="Standard">
      <loext:graphic-properties draw:fill="solid" draw:fill-color="#9cc2e5"/>
      <style:paragraph-properties fo:background-color="#9cc2e5"/>
      <style:text-properties officeooo:paragraph-rsid="004ddd8a"/>
    </style:style>
    <style:style style:name="P28" style:family="paragraph" style:parent-style-name="Standard">
      <loext:graphic-properties draw:fill="solid" draw:fill-color="#9cc2e5"/>
      <style:paragraph-properties fo:break-before="page" fo:background-color="#9cc2e5"/>
    </style:style>
    <style:style style:name="P29" style:family="paragraph" style:parent-style-name="Standard">
      <style:paragraph-properties fo:break-before="page"/>
      <style:text-properties fo:color="#ffffff" fo:font-size="14pt" fo:language="en" fo:country="US" fo:font-weight="bold" officeooo:rsid="003e3435" officeooo:paragraph-rsid="004ddd8a" style:font-size-asian="14pt" style:font-weight-asian="bol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en" fo:country="US" officeooo:rsid="003e3435" officeooo:paragraph-rsid="00417062" style:font-size-asian="14pt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ize="14pt" fo:language="fr" fo:country="FR" officeooo:paragraph-rsid="00427bc1" style:font-size-asian="14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fr" fo:country="FR" officeooo:rsid="00280a7d" officeooo:paragraph-rsid="00417062" style:font-size-asian="14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paragraph-rsid="00427bc1"/>
    </style:style>
    <style:style style:name="P34" style:family="paragraph" style:parent-style-name="List_20_Paragraph" style:list-style-name="WWNum1">
      <style:text-properties officeooo:paragraph-rsid="00586073"/>
    </style:style>
    <style:style style:name="P35" style:family="paragraph" style:parent-style-name="List_20_Paragraph" style:list-style-name="WWNum1">
      <style:text-properties fo:font-size="14pt" fo:language="fr" fo:country="FR" officeooo:rsid="0022f5d5" officeooo:paragraph-rsid="00417062" style:font-size-asian="14pt"/>
    </style:style>
    <style:style style:name="P36" style:family="paragraph" style:parent-style-name="List_20_Paragraph" style:list-style-name="WWNum1">
      <style:text-properties fo:font-size="14pt" fo:language="fr" fo:country="FR" officeooo:paragraph-rsid="00417062" style:font-size-asian="14pt"/>
    </style:style>
    <style:style style:name="P37" style:family="paragraph" style:parent-style-name="List_20_Paragraph" style:list-style-name="WWNum1">
      <style:text-properties fo:font-size="14pt" fo:language="fr" fo:country="FR" officeooo:paragraph-rsid="003058d8" style:font-size-asian="14pt"/>
    </style:style>
    <style:style style:name="P38" style:family="paragraph" style:parent-style-name="List_20_Paragraph" style:list-style-name="WWNum1">
      <style:text-properties fo:font-size="14pt" fo:language="fr" fo:country="FR" officeooo:paragraph-rsid="00456f4a" style:font-size-asian="14pt"/>
    </style:style>
    <style:style style:name="P39" style:family="paragraph" style:parent-style-name="List_20_Paragraph" style:list-style-name="WWNum1">
      <style:text-properties fo:font-size="14pt" fo:language="fr" fo:country="FR" officeooo:rsid="002ff189" officeooo:paragraph-rsid="00417062" style:font-size-asian="14pt"/>
    </style:style>
    <style:style style:name="P40" style:family="paragraph" style:parent-style-name="List_20_Paragraph" style:list-style-name="WWNum1">
      <style:text-properties fo:font-size="14pt" fo:language="fr" fo:country="FR" officeooo:rsid="00417062" officeooo:paragraph-rsid="00417062" style:font-size-asian="14pt"/>
    </style:style>
    <style:style style:name="P41" style:family="paragraph" style:parent-style-name="List_20_Paragraph" style:list-style-name="WWNum1">
      <style:text-properties fo:font-size="14pt" fo:language="fr" fo:country="FR" officeooo:rsid="00419a09" officeooo:paragraph-rsid="00419a09" style:font-size-asian="14pt"/>
    </style:style>
    <style:style style:name="P42" style:family="paragraph" style:parent-style-name="List_20_Paragraph" style:list-style-name="WWNum1">
      <style:text-properties fo:font-size="14pt" fo:language="fr" fo:country="FR" officeooo:rsid="0042b71f" officeooo:paragraph-rsid="0042b71f" style:font-size-asian="14pt"/>
    </style:style>
    <style:style style:name="P43" style:family="paragraph" style:parent-style-name="List_20_Paragraph" style:list-style-name="WWNum1">
      <style:text-properties fo:font-size="14pt" fo:language="fr" fo:country="FR" officeooo:rsid="00280a7d" officeooo:paragraph-rsid="00427bc1" style:font-size-asian="14pt"/>
    </style:style>
    <style:style style:name="P44" style:family="paragraph" style:parent-style-name="List_20_Paragraph" style:list-style-name="WWNum1">
      <style:text-properties fo:font-size="14pt" fo:language="fr" fo:country="FR" officeooo:rsid="004aa432" officeooo:paragraph-rsid="004aa432" style:font-size-asian="14pt"/>
    </style:style>
    <style:style style:name="P45" style:family="paragraph" style:parent-style-name="List_20_Paragraph" style:list-style-name="WWNum1">
      <style:text-properties fo:font-size="14pt" fo:language="fr" fo:country="FR" officeooo:rsid="003acb38" officeooo:paragraph-rsid="00427bc1" style:font-size-asian="14pt"/>
    </style:style>
    <style:style style:name="P46" style:family="paragraph" style:parent-style-name="List_20_Paragraph" style:list-style-name="WWNum1">
      <style:text-properties fo:font-size="14pt" fo:language="fr" fo:country="FR" officeooo:rsid="004486b1" officeooo:paragraph-rsid="004486b1" style:font-size-asian="14pt"/>
    </style:style>
    <style:style style:name="P47" style:family="paragraph" style:parent-style-name="List_20_Paragraph" style:list-style-name="WWNum1">
      <style:text-properties fo:font-size="14pt" fo:language="fr" fo:country="FR" officeooo:rsid="003d6ed7" officeooo:paragraph-rsid="00427bc1" style:font-size-asian="14pt"/>
    </style:style>
    <style:style style:name="P48" style:family="paragraph" style:parent-style-name="List_20_Paragraph" style:list-style-name="WWNum1">
      <style:text-properties fo:font-size="14pt" fo:language="fr" fo:country="FR" officeooo:rsid="00465df9" officeooo:paragraph-rsid="00465df9" style:font-size-asian="14pt"/>
    </style:style>
    <style:style style:name="P49" style:family="paragraph" style:parent-style-name="List_20_Paragraph" style:list-style-name="WWNum1">
      <style:text-properties fo:font-size="14pt" fo:language="fr" fo:country="FR" officeooo:rsid="0041704f" officeooo:paragraph-rsid="00465df9" style:font-size-asian="14pt"/>
    </style:style>
    <style:style style:name="P50" style:family="paragraph" style:parent-style-name="List_20_Paragraph" style:list-style-name="WWNum1">
      <style:text-properties fo:font-size="14pt" fo:language="fr" fo:country="FR" officeooo:rsid="0045a478" officeooo:paragraph-rsid="00456f4a" style:font-size-asian="14pt"/>
    </style:style>
    <style:style style:name="P51" style:family="paragraph" style:parent-style-name="List_20_Paragraph" style:list-style-name="WWNum1">
      <style:text-properties fo:font-size="14pt" fo:language="fr" fo:country="FR" officeooo:rsid="0046cee6" officeooo:paragraph-rsid="0046cee6" style:font-size-asian="14pt"/>
    </style:style>
    <style:style style:name="P52" style:family="paragraph" style:parent-style-name="List_20_Paragraph" style:list-style-name="WWNum1">
      <style:text-properties fo:font-size="14pt" fo:language="fr" fo:country="FR" officeooo:rsid="004bf630" officeooo:paragraph-rsid="004bf630" style:font-size-asian="14pt"/>
    </style:style>
    <style:style style:name="P53" style:family="paragraph" style:parent-style-name="List_20_Paragraph" style:list-style-name="WWNum1">
      <style:text-properties fo:font-size="14pt" fo:language="fr" fo:country="FR" officeooo:rsid="004bf630" officeooo:paragraph-rsid="00456f4a" style:font-size-asian="14pt"/>
    </style:style>
    <style:style style:name="P54" style:family="paragraph" style:parent-style-name="List_20_Paragraph" style:list-style-name="WWNum1">
      <style:text-properties fo:font-size="14pt" fo:language="fr" fo:country="FR" officeooo:rsid="002970a3" officeooo:paragraph-rsid="004bf630" style:font-size-asian="14pt"/>
    </style:style>
    <style:style style:name="P55" style:family="paragraph" style:parent-style-name="List_20_Paragraph" style:list-style-name="WWNum1">
      <style:text-properties fo:font-size="14pt" fo:language="fr" fo:country="FR" officeooo:rsid="0046ee77" officeooo:paragraph-rsid="004ddd8a" style:font-size-asian="14pt"/>
    </style:style>
    <style:style style:name="P56" style:family="paragraph" style:parent-style-name="List_20_Paragraph" style:list-style-name="WWNum1">
      <style:text-properties fo:font-size="14pt" fo:language="fr" fo:country="FR" officeooo:rsid="004afbcc" officeooo:paragraph-rsid="004ddd8a" style:font-size-asian="14pt"/>
    </style:style>
    <style:style style:name="P57" style:family="paragraph" style:parent-style-name="List_20_Paragraph" style:list-style-name="WWNum1">
      <style:text-properties fo:font-size="14pt" fo:language="fr" fo:country="FR" officeooo:rsid="00492d3f" officeooo:paragraph-rsid="005037e8" style:font-size-asian="14pt"/>
    </style:style>
    <style:style style:name="P58" style:family="paragraph" style:parent-style-name="List_20_Paragraph" style:list-style-name="WWNum1">
      <style:text-properties fo:font-size="14pt" fo:language="fr" fo:country="FR" officeooo:rsid="0022437f" officeooo:paragraph-rsid="0051ce05" style:font-size-asian="14pt"/>
    </style:style>
    <style:style style:name="P59" style:family="paragraph" style:parent-style-name="List_20_Paragraph" style:list-style-name="WWNum1">
      <style:text-properties fo:font-size="14pt" fo:language="fr" fo:country="FR" officeooo:rsid="004c8853" officeooo:paragraph-rsid="005037e8" style:font-size-asian="14pt"/>
    </style:style>
    <style:style style:name="P60" style:family="paragraph" style:parent-style-name="List_20_Paragraph" style:list-style-name="WWNum1">
      <style:text-properties fo:font-size="14pt" fo:language="fr" fo:country="FR" officeooo:rsid="004e886d" officeooo:paragraph-rsid="005037e8" style:font-size-asian="14pt"/>
    </style:style>
    <style:style style:name="P61" style:family="paragraph" style:parent-style-name="List_20_Paragraph" style:list-style-name="WWNum1">
      <style:text-properties fo:font-size="14pt" fo:language="fr" fo:country="FR" officeooo:rsid="004e886d" officeooo:paragraph-rsid="00547ac9" style:font-size-asian="14pt"/>
    </style:style>
    <style:style style:name="P62" style:family="paragraph" style:parent-style-name="List_20_Paragraph" style:list-style-name="WWNum1">
      <style:text-properties fo:font-size="14pt" fo:language="fr" fo:country="FR" officeooo:rsid="0051ce05" officeooo:paragraph-rsid="0051ce05" style:font-size-asian="14pt"/>
    </style:style>
    <style:style style:name="P63" style:family="paragraph" style:parent-style-name="List_20_Paragraph" style:list-style-name="WWNum1">
      <style:text-properties fo:font-size="14pt" fo:language="fr" fo:country="FR" officeooo:rsid="00547ac9" officeooo:paragraph-rsid="00547ac9" style:font-size-asian="14pt"/>
    </style:style>
    <style:style style:name="P64" style:family="paragraph" style:parent-style-name="List_20_Paragraph" style:list-style-name="WWNum1">
      <style:text-properties fo:font-size="14pt" fo:language="fr" fo:country="FR" officeooo:rsid="005a4b29" officeooo:paragraph-rsid="005b4129" style:font-size-asian="14pt"/>
    </style:style>
    <style:style style:name="P65" style:family="paragraph" style:parent-style-name="List_20_Paragraph" style:list-style-name="WWNum1">
      <style:text-properties officeooo:rsid="00586073" officeooo:paragraph-rsid="00586073"/>
    </style:style>
    <style:style style:name="P66" style:family="paragraph" style:parent-style-name="List_20_Paragraph">
      <style:paragraph-properties fo:margin-left="0cm" fo:margin-right="0cm" fo:text-indent="0cm" style:auto-text-indent="false"/>
      <style:text-properties fo:font-size="14pt" fo:language="fr" fo:country="FR" officeooo:rsid="004c993f" officeooo:paragraph-rsid="005037e8" style:font-size-asian="14pt"/>
    </style:style>
    <style:style style:name="P67" style:family="paragraph" style:parent-style-name="Standard" style:master-page-name="Standard">
      <style:paragraph-properties fo:text-align="center" style:justify-single-word="false" style:page-number="auto"/>
      <style:text-properties fo:font-size="16pt" fo:language="fr" fo:country="FR" style:font-size-asian="16pt"/>
    </style:style>
    <style:style style:name="P68" style:family="paragraph" style:parent-style-name="Standard">
      <style:text-properties fo:color="#ffffff" fo:font-size="14pt" fo:language="en" fo:country="US" fo:font-weight="bold" officeooo:rsid="003e3435" officeooo:paragraph-rsid="004ddd8a" style:font-size-asian="14pt" style:font-weight-asian="bold"/>
    </style:style>
    <style:style style:name="P69" style:family="paragraph" style:parent-style-name="Standard">
      <style:text-properties fo:color="#ffffff" fo:font-size="14pt" fo:language="en" fo:country="US" fo:font-weight="bold" officeooo:rsid="003e3435" officeooo:paragraph-rsid="005037e8" style:font-size-asian="14pt" style:font-weight-asian="bold"/>
    </style:style>
    <style:style style:name="P70" style:family="paragraph" style:parent-style-name="Standard">
      <style:text-properties fo:font-size="14pt" fo:language="fr" fo:country="FR" officeooo:rsid="004c8853" officeooo:paragraph-rsid="005037e8" style:font-size-asian="14pt"/>
    </style:style>
    <style:style style:name="P71" style:family="paragraph" style:parent-style-name="Standard">
      <style:text-properties fo:font-size="14pt" fo:language="fr" fo:country="FR" officeooo:paragraph-rsid="005037e8" style:font-size-asian="14pt"/>
    </style:style>
    <style:style style:name="P72" style:family="paragraph" style:parent-style-name="Standard">
      <style:text-properties fo:font-size="14pt" fo:language="fr" fo:country="FR" officeooo:paragraph-rsid="00427bc1" style:font-size-asian="14pt"/>
    </style:style>
    <style:style style:name="P73" style:family="paragraph" style:parent-style-name="Standard">
      <style:text-properties fo:font-size="14pt" fo:language="en" fo:country="US" officeooo:rsid="002b5a5b" officeooo:paragraph-rsid="002ff189" style:font-size-asian="14pt"/>
    </style:style>
    <style:style style:name="P74" style:family="paragraph" style:parent-style-name="Standard">
      <style:text-properties officeooo:paragraph-rsid="005037e8"/>
    </style:style>
    <style:style style:name="P75" style:family="paragraph" style:parent-style-name="Standard">
      <loext:graphic-properties draw:fill="solid" draw:fill-color="#9cc2e5"/>
      <style:paragraph-properties fo:background-color="#9cc2e5"/>
      <style:text-properties officeooo:paragraph-rsid="005037e8"/>
    </style:style>
    <style:style style:name="P76" style:family="paragraph" style:parent-style-name="Standard">
      <loext:graphic-properties draw:fill="solid" draw:fill-color="#9cc2e5"/>
      <style:paragraph-properties fo:background-color="#9cc2e5"/>
      <style:text-properties officeooo:paragraph-rsid="0051ce05"/>
    </style:style>
    <style:style style:name="P77" style:family="paragraph" style:parent-style-name="Standard">
      <loext:graphic-properties draw:fill="solid" draw:fill-color="#9cc2e5"/>
      <style:paragraph-properties fo:background-color="#9cc2e5"/>
      <style:text-properties officeooo:paragraph-rsid="00427bc1"/>
    </style:style>
    <style:style style:name="P78" style:family="paragraph" style:parent-style-name="Standard">
      <style:text-properties officeooo:paragraph-rsid="002ff189"/>
    </style:style>
    <style:style style:name="P79" style:family="paragraph" style:parent-style-name="Standard">
      <style:text-properties officeooo:paragraph-rsid="00456f4a"/>
    </style:style>
    <style:style style:name="P80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5037e8"/>
    </style:style>
    <style:style style:name="P81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51ce05"/>
    </style:style>
    <style:style style:name="P82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150ee"/>
    </style:style>
    <style:style style:name="P83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27bc1"/>
    </style:style>
    <style:style style:name="P84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56f4a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size="14pt" fo:language="fr" fo:country="FR" officeooo:paragraph-rsid="00427bc1" style:font-size-asian="14pt"/>
    </style:style>
    <style:style style:name="T1" style:family="text">
      <style:text-properties fo:text-transform="uppercase" fo:font-size="20pt" fo:language="fr" fo:country="FR" fo:font-weight="bold" style:font-size-asian="20pt" style:font-weight-asian="bold"/>
    </style:style>
    <style:style style:name="T2" style:family="text">
      <style:text-properties fo:text-transform="uppercase" fo:font-size="20pt" fo:language="fr" fo:country="FR" fo:font-weight="bold" officeooo:rsid="00412a65" style:font-size-asian="20pt" style:font-weight-asian="bold"/>
    </style:style>
    <style:style style:name="T3" style:family="text">
      <style:text-properties fo:color="#ffffff" fo:font-size="14pt" fo:language="fr" fo:country="FR" fo:font-weight="bold" style:font-size-asian="14pt" style:font-weight-asian="bold"/>
    </style:style>
    <style:style style:name="T4" style:family="text">
      <style:text-properties fo:color="#ffffff" fo:font-size="14pt" fo:language="fr" fo:country="FR" fo:font-weight="bold" officeooo:rsid="003c62f3" style:font-size-asian="14pt" style:font-weight-asian="bold"/>
    </style:style>
    <style:style style:name="T5" style:family="text">
      <style:text-properties fo:color="#ffffff" fo:font-size="14pt" fo:language="fr" fo:country="FR" fo:font-weight="bold" officeooo:rsid="004150ee" style:font-size-asian="14pt" style:font-weight-asian="bold"/>
    </style:style>
    <style:style style:name="T6" style:family="text">
      <style:text-properties fo:color="#ffffff" fo:font-size="14pt" fo:language="fr" fo:country="FR" fo:font-weight="bold" officeooo:rsid="00427bc1" style:font-size-asian="14pt" style:font-weight-asian="bold"/>
    </style:style>
    <style:style style:name="T7" style:family="text">
      <style:text-properties fo:color="#ffffff" fo:font-size="14pt" fo:language="fr" fo:country="FR" fo:font-weight="bold" officeooo:rsid="00456f4a" style:font-size-asian="14pt" style:font-weight-asian="bold"/>
    </style:style>
    <style:style style:name="T8" style:family="text">
      <style:text-properties fo:color="#ffffff" fo:font-size="14pt" fo:language="fr" fo:country="FR" fo:font-weight="bold" officeooo:rsid="004ddd8a" style:font-size-asian="14pt" style:font-weight-asian="bold"/>
    </style:style>
    <style:style style:name="T9" style:family="text">
      <style:text-properties fo:color="#ffffff" fo:font-size="14pt" fo:language="fr" fo:country="FR" fo:font-weight="bold" officeooo:rsid="004586ee" style:font-size-asian="14pt" style:font-weight-asian="bold"/>
    </style:style>
    <style:style style:name="T10" style:family="text">
      <style:text-properties fo:color="#ffffff" fo:font-size="14pt" fo:language="fr" fo:country="FR" fo:font-weight="bold" officeooo:rsid="00318e90" style:font-size-asian="14pt" style:font-weight-asian="bold"/>
    </style:style>
    <style:style style:name="T11" style:family="text">
      <style:text-properties fo:color="#ffffff" fo:font-size="14pt" fo:language="fr" fo:country="FR" fo:font-weight="bold" officeooo:rsid="005037e8" style:font-size-asian="14pt" style:font-weight-asian="bold"/>
    </style:style>
    <style:style style:name="T12" style:family="text">
      <style:text-properties fo:color="#ffffff" fo:font-size="14pt" fo:language="fr" fo:country="FR" fo:font-weight="bold" officeooo:rsid="0051ce05" style:font-size-asian="14pt" style:font-weight-asian="bold"/>
    </style:style>
    <style:style style:name="T13" style:family="text">
      <style:text-properties fo:color="#ffffff" fo:font-size="14pt" fo:language="fr" fo:country="FR" fo:font-style="italic" fo:font-weight="bold" style:font-size-asian="14pt" style:font-style-asian="italic" style:font-weight-asian="bold"/>
    </style:style>
    <style:style style:name="T14" style:family="text">
      <style:text-properties fo:color="#ffffff" fo:font-size="14pt" fo:language="fr" fo:country="FR" fo:font-style="italic" fo:font-weight="bold" officeooo:rsid="0022f5d5" style:font-size-asian="14pt" style:font-style-asian="italic" style:font-weight-asian="bold"/>
    </style:style>
    <style:style style:name="T15" style:family="text">
      <style:text-properties fo:color="#ffffff" fo:font-size="14pt" fo:language="fr" fo:country="FR" fo:font-style="italic" fo:font-weight="bold" officeooo:rsid="00261940" style:font-size-asian="14pt" style:font-style-asian="italic" style:font-weight-asian="bold"/>
    </style:style>
    <style:style style:name="T16" style:family="text">
      <style:text-properties fo:color="#ffffff" fo:font-size="14pt" fo:language="fr" fo:country="FR" fo:font-style="italic" fo:font-weight="bold" officeooo:rsid="00280a7d" style:font-size-asian="14pt" style:font-style-asian="italic" style:font-weight-asian="bold"/>
    </style:style>
    <style:style style:name="T17" style:family="text">
      <style:text-properties fo:color="#ffffff" fo:font-size="14pt" fo:language="fr" fo:country="FR" fo:font-style="italic" fo:font-weight="bold" officeooo:rsid="00348b21" style:font-size-asian="14pt" style:font-style-asian="italic" style:font-weight-asian="bold"/>
    </style:style>
    <style:style style:name="T18" style:family="text">
      <style:text-properties fo:color="#ffffff" fo:font-size="14pt" fo:language="fr" fo:country="FR" fo:font-style="italic" fo:font-weight="bold" officeooo:rsid="0034e3da" style:font-size-asian="14pt" style:font-style-asian="italic" style:font-weight-asian="bold"/>
    </style:style>
    <style:style style:name="T19" style:family="text">
      <style:text-properties fo:color="#ffffff" fo:font-size="14pt" fo:language="fr" fo:country="FR" fo:font-style="italic" fo:font-weight="bold" officeooo:rsid="004150ee" style:font-size-asian="14pt" style:font-style-asian="italic" style:font-weight-asian="bold"/>
    </style:style>
    <style:style style:name="T20" style:family="text">
      <style:text-properties fo:color="#ffffff" fo:font-size="14pt" fo:language="fr" fo:country="FR" fo:font-style="italic" fo:font-weight="bold" officeooo:rsid="00379315" style:font-size-asian="14pt" style:font-style-asian="italic" style:font-weight-asian="bold"/>
    </style:style>
    <style:style style:name="T21" style:family="text">
      <style:text-properties fo:color="#ffffff" fo:font-size="14pt" fo:language="fr" fo:country="FR" fo:font-style="italic" fo:font-weight="bold" officeooo:rsid="00427bc1" style:font-size-asian="14pt" style:font-style-asian="italic" style:font-weight-asian="bold"/>
    </style:style>
    <style:style style:name="T22" style:family="text">
      <style:text-properties fo:color="#ffffff" fo:font-size="14pt" fo:language="fr" fo:country="FR" fo:font-style="italic" fo:font-weight="bold" officeooo:rsid="0041557a" style:font-size-asian="14pt" style:font-style-asian="italic" style:font-weight-asian="bold"/>
    </style:style>
    <style:style style:name="T23" style:family="text">
      <style:text-properties fo:color="#ffffff" fo:font-size="14pt" fo:language="fr" fo:country="FR" fo:font-style="italic" fo:font-weight="bold" officeooo:rsid="00420347" style:font-size-asian="14pt" style:font-style-asian="italic" style:font-weight-asian="bold"/>
    </style:style>
    <style:style style:name="T24" style:family="text">
      <style:text-properties fo:color="#ffffff" fo:font-size="14pt" fo:language="fr" fo:country="FR" fo:font-style="italic" fo:font-weight="bold" officeooo:rsid="00456f4a" style:font-size-asian="14pt" style:font-style-asian="italic" style:font-weight-asian="bold"/>
    </style:style>
    <style:style style:name="T25" style:family="text">
      <style:text-properties fo:color="#ffffff" fo:font-size="14pt" fo:language="fr" fo:country="FR" fo:font-style="italic" fo:font-weight="bold" officeooo:rsid="0041d763" style:font-size-asian="14pt" style:font-style-asian="italic" style:font-weight-asian="bold"/>
    </style:style>
    <style:style style:name="T26" style:family="text">
      <style:text-properties fo:color="#ffffff" fo:font-size="14pt" fo:language="fr" fo:country="FR" fo:font-style="italic" fo:font-weight="bold" officeooo:rsid="00442445" style:font-size-asian="14pt" style:font-style-asian="italic" style:font-weight-asian="bold"/>
    </style:style>
    <style:style style:name="T27" style:family="text">
      <style:text-properties fo:color="#ffffff" fo:font-size="14pt" fo:language="fr" fo:country="FR" fo:font-style="italic" fo:font-weight="bold" officeooo:rsid="004586ee" style:font-size-asian="14pt" style:font-style-asian="italic" style:font-weight-asian="bold"/>
    </style:style>
    <style:style style:name="T28" style:family="text">
      <style:text-properties fo:color="#ffffff" fo:font-size="14pt" fo:language="fr" fo:country="FR" fo:font-style="italic" fo:font-weight="bold" officeooo:rsid="005037e8" style:font-size-asian="14pt" style:font-style-asian="italic" style:font-weight-asian="bold"/>
    </style:style>
    <style:style style:name="T29" style:family="text">
      <style:text-properties fo:color="#ffffff" fo:font-size="14pt" fo:language="fr" fo:country="FR" fo:font-style="italic" fo:font-weight="bold" officeooo:rsid="0051ce05" style:font-size-asian="14pt" style:font-style-asian="italic" style:font-weight-asian="bold"/>
    </style:style>
    <style:style style:name="T30" style:family="text">
      <style:text-properties fo:color="#ffffff" fo:font-size="14pt" fo:language="fr" fo:country="FR" fo:font-style="italic" fo:font-weight="bold" officeooo:rsid="00547ac9" style:font-size-asian="14pt" style:font-style-asian="italic" style:font-weight-asian="bold"/>
    </style:style>
    <style:style style:name="T31" style:family="text">
      <style:text-properties fo:font-size="14pt" fo:language="fr" fo:country="FR" style:font-size-asian="14pt"/>
    </style:style>
    <style:style style:name="T32" style:family="text">
      <style:text-properties fo:font-size="14pt" fo:language="fr" fo:country="FR" officeooo:rsid="0022f5d5" style:font-size-asian="14pt"/>
    </style:style>
    <style:style style:name="T33" style:family="text">
      <style:text-properties fo:font-size="14pt" fo:language="fr" fo:country="FR" officeooo:rsid="002358f0" style:font-size-asian="14pt"/>
    </style:style>
    <style:style style:name="T34" style:family="text">
      <style:text-properties fo:font-size="14pt" fo:language="fr" fo:country="FR" officeooo:rsid="00280a7d" style:font-size-asian="14pt"/>
    </style:style>
    <style:style style:name="T35" style:family="text">
      <style:text-properties fo:font-size="14pt" fo:language="fr" fo:country="FR" officeooo:rsid="002b5a5b" style:font-size-asian="14pt"/>
    </style:style>
    <style:style style:name="T36" style:family="text">
      <style:text-properties fo:font-size="14pt" fo:language="fr" fo:country="FR" officeooo:rsid="002ff189" style:font-size-asian="14pt"/>
    </style:style>
    <style:style style:name="T37" style:family="text">
      <style:text-properties fo:font-size="14pt" fo:language="fr" fo:country="FR" officeooo:rsid="00417062" style:font-size-asian="14pt"/>
    </style:style>
    <style:style style:name="T38" style:family="text">
      <style:text-properties fo:font-size="14pt" fo:language="fr" fo:country="FR" officeooo:rsid="003d6ed7" style:font-size-asian="14pt"/>
    </style:style>
    <style:style style:name="T39" style:family="text">
      <style:text-properties fo:font-size="14pt" fo:language="fr" fo:country="FR" officeooo:rsid="0042b71f" style:font-size-asian="14pt"/>
    </style:style>
    <style:style style:name="T40" style:family="text">
      <style:text-properties fo:font-size="14pt" fo:language="fr" fo:country="FR" officeooo:rsid="004486b1" style:font-size-asian="14pt"/>
    </style:style>
    <style:style style:name="T41" style:family="text">
      <style:text-properties fo:font-size="14pt" fo:language="fr" fo:country="FR" officeooo:rsid="0044cb1b" style:font-size-asian="14pt"/>
    </style:style>
    <style:style style:name="T42" style:family="text">
      <style:text-properties fo:font-size="14pt" fo:language="fr" fo:country="FR" officeooo:rsid="0041704f" style:font-size-asian="14pt"/>
    </style:style>
    <style:style style:name="T43" style:family="text">
      <style:text-properties fo:font-size="14pt" fo:language="fr" fo:country="FR" officeooo:rsid="00465df9" style:font-size-asian="14pt"/>
    </style:style>
    <style:style style:name="T44" style:family="text">
      <style:text-properties fo:font-size="14pt" fo:language="fr" fo:country="FR" officeooo:rsid="0048e3b8" style:font-size-asian="14pt"/>
    </style:style>
    <style:style style:name="T45" style:family="text">
      <style:text-properties fo:font-size="14pt" fo:language="fr" fo:country="FR" officeooo:rsid="004aa432" style:font-size-asian="14pt"/>
    </style:style>
    <style:style style:name="T46" style:family="text">
      <style:text-properties fo:font-size="14pt" fo:language="fr" fo:country="FR" officeooo:rsid="004bf630" style:font-size-asian="14pt"/>
    </style:style>
    <style:style style:name="T47" style:family="text">
      <style:text-properties fo:font-size="14pt" fo:language="fr" fo:country="FR" officeooo:rsid="004badd9" style:font-size-asian="14pt"/>
    </style:style>
    <style:style style:name="T48" style:family="text">
      <style:text-properties fo:font-size="14pt" fo:language="fr" fo:country="FR" officeooo:rsid="00470f6e" style:font-size-asian="14pt"/>
    </style:style>
    <style:style style:name="T49" style:family="text">
      <style:text-properties fo:font-size="14pt" fo:language="fr" fo:country="FR" officeooo:rsid="005037e8" style:font-size-asian="14pt"/>
    </style:style>
    <style:style style:name="T50" style:family="text">
      <style:text-properties fo:font-size="14pt" fo:language="fr" fo:country="FR" officeooo:rsid="0051ce05" style:font-size-asian="14pt"/>
    </style:style>
    <style:style style:name="T51" style:family="text">
      <style:text-properties fo:font-size="14pt" fo:language="fr" fo:country="FR" officeooo:rsid="00547ac9" style:font-size-asian="14pt"/>
    </style:style>
    <style:style style:name="T52" style:family="text">
      <style:text-properties fo:font-size="14pt" fo:language="fr" fo:country="FR" officeooo:rsid="00586073" style:font-size-asian="14pt"/>
    </style:style>
    <style:style style:name="T53" style:family="text">
      <style:text-properties fo:font-size="14pt" fo:language="fr" fo:country="FR" officeooo:rsid="005a4b29" style:font-size-asian="14pt"/>
    </style:style>
    <style:style style:name="T54" style:family="text">
      <style:text-properties fo:font-size="14pt" fo:language="en" fo:country="US" style:font-size-asian="14pt"/>
    </style:style>
    <style:style style:name="T55" style:family="text">
      <style:text-properties fo:font-size="14pt" fo:language="en" fo:country="US" officeooo:rsid="002b5a5b" style:font-size-asian="14pt"/>
    </style:style>
    <style:style style:name="T56" style:family="text">
      <style:text-properties fo:font-size="14pt" fo:language="en" fo:country="US" officeooo:rsid="002ff189" style:font-size-asian="14pt"/>
    </style:style>
    <style:style style:name="T57" style:family="text">
      <style:text-properties fo:font-size="14pt" fo:language="en" fo:country="US" officeooo:rsid="00304815" style:font-size-asian="14pt"/>
    </style:style>
    <style:style style:name="T58" style:family="text">
      <style:text-properties fo:font-size="14pt" fo:language="en" fo:country="US" officeooo:rsid="003058d8" style:font-size-asian="14pt"/>
    </style:style>
    <style:style style:name="T59" style:family="text">
      <style:text-properties fo:font-size="14pt" fo:language="en" fo:country="US" officeooo:rsid="00417062" style:font-size-asian="14pt"/>
    </style:style>
    <style:style style:name="T60" style:family="text">
      <style:text-properties fo:font-size="14pt" fo:language="en" fo:country="US" officeooo:rsid="004486b1" style:font-size-asian="14pt"/>
    </style:style>
    <style:style style:name="T61" style:family="text">
      <style:text-properties fo:font-size="14pt" fo:language="en" fo:country="US" officeooo:rsid="0044cb1b" style:font-size-asian="14pt"/>
    </style:style>
    <style:style style:name="T62" style:family="text">
      <style:text-properties fo:font-size="14pt" fo:language="en" fo:country="US" officeooo:rsid="00465df9" style:font-size-asian="14pt"/>
    </style:style>
    <style:style style:name="T63" style:family="text">
      <style:text-properties fo:font-size="14pt" fo:language="en" fo:country="US" officeooo:rsid="0046cee6" style:font-size-asian="14pt"/>
    </style:style>
    <style:style style:name="T64" style:family="text">
      <style:text-properties fo:font-size="14pt" fo:language="en" fo:country="US" officeooo:rsid="00480ddd" style:font-size-asian="14pt"/>
    </style:style>
    <style:style style:name="T65" style:family="text">
      <style:text-properties fo:font-size="14pt" fo:language="en" fo:country="US" officeooo:rsid="004afbcc" style:font-size-asian="14pt"/>
    </style:style>
    <style:style style:name="T66" style:family="text">
      <style:text-properties officeooo:rsid="00417062"/>
    </style:style>
    <style:style style:name="T67" style:family="text">
      <style:text-properties officeooo:rsid="00419a09"/>
    </style:style>
    <style:style style:name="T68" style:family="text">
      <style:text-properties officeooo:rsid="00440bdd"/>
    </style:style>
    <style:style style:name="T69" style:family="text">
      <style:text-properties officeooo:rsid="004486b1"/>
    </style:style>
    <style:style style:name="T70" style:family="text">
      <style:text-properties officeooo:rsid="00439f98"/>
    </style:style>
    <style:style style:name="T71" style:family="text">
      <style:text-properties officeooo:rsid="00465df9"/>
    </style:style>
    <style:style style:name="T72" style:family="text">
      <style:text-properties officeooo:rsid="0046cee6"/>
    </style:style>
    <style:style style:name="T73" style:family="text">
      <style:text-properties officeooo:rsid="00480ddd"/>
    </style:style>
    <style:style style:name="T74" style:family="text">
      <style:text-properties officeooo:rsid="004aa432"/>
    </style:style>
    <style:style style:name="T75" style:family="text">
      <style:text-properties officeooo:rsid="004afbcc"/>
    </style:style>
    <style:style style:name="T76" style:family="text">
      <style:text-properties officeooo:rsid="004bf630"/>
    </style:style>
    <style:style style:name="T77" style:family="text">
      <style:text-properties officeooo:rsid="00492d3f"/>
    </style:style>
    <style:style style:name="T78" style:family="text">
      <style:text-properties officeooo:rsid="004c993f"/>
    </style:style>
    <style:style style:name="T79" style:family="text">
      <style:text-properties officeooo:rsid="005037e8"/>
    </style:style>
    <style:style style:name="T80" style:family="text">
      <style:text-properties officeooo:rsid="0051ce05"/>
    </style:style>
    <style:style style:name="T81" style:family="text">
      <style:text-properties officeooo:rsid="00547ac9"/>
    </style:style>
    <style:style style:name="T82" style:family="text">
      <style:text-properties officeooo:rsid="00586073"/>
    </style:style>
    <style:style style:name="T83" style:family="text">
      <style:text-properties officeooo:rsid="005a4b29"/>
    </style:style>
    <style:style style:name="T84" style:family="text">
      <style:text-properties officeooo:rsid="005b41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/>
      <text:p text:style-name="P2"/>
      <text:p text:style-name="P2"/>
      <text:p text:style-name="P2"/>
      <text:p text:style-name="P2"/>
      <text:p text:style-name="P2"/>
      <text:p text:style-name="P2"/>
      <text:p text:style-name="P2">QCM CURSUS Cycle certifiant Machine Learning et Deep Learning avec Python</text:p>
      <text:p text:style-name="P2"/>
      <text:p text:style-name="P1"/>
      <text:p text:style-name="P5">Questionnaire </text:p>
      <text:p text:style-name="P4">(Attention, PLUSIEURS RÉPONSES PEUVENT ÊTRE BONNES)</text:p>
      <text:p text:style-name="P18"><text:span text:style-name="T1">« </text:span><text:span text:style-name="T2">Cycle certifiant KZG – </text:span></text:p>
      <text:p text:style-name="P18"><text:span text:style-name="T2">Journée de certification Kgx</text:span><text:span text:style-name="T1"> »</text:span></text:p>
      <text:p text:style-name="P3"/>
      <text:p text:style-name="P4"/>
      <text:p text:style-name="P28"><text:span text:style-name="T3">Question N°1</text:span><text:span text:style-name="T13"> (</text:span><text:span text:style-name="T14">BDA</text:span><text:span text:style-name="T19"> - Données</text:span><text:span text:style-name="T13">)</text:span></text:p>
      <text:p text:style-name="P10">Dans une base de donnée, vous avez des valeurs manquantes.</text:p>
      <text:p text:style-name="P10">Donnez les stratégies d’imputation pour une variable catégorielle.</text:p>
      <text:list xml:id="list2017489880" text:style-name="WWNum1">
        <text:list-item>
          <text:p text:style-name="P35">mode</text:p>
        </text:list-item>
        <text:list-item>
          <text:p text:style-name="P35">moyenne</text:p>
        </text:list-item>
        <text:list-item>
          <text:p text:style-name="P35">constante</text:p>
        </text:list-item>
        <text:list-item>
          <text:p text:style-name="P35">par un modèle</text:p>
        </text:list-item>
      </text:list>
      <text:p text:style-name="P20"><text:span text:style-name="T31">Bonne</text:span><text:span text:style-name="T32">s</text:span><text:span text:style-name="T31"> Réponse</text:span><text:span text:style-name="T32">s</text:span><text:span text:style-name="T31"> : 1, </text:span><text:span text:style-name="T32">3 </text:span><text:span text:style-name="T33">et</text:span><text:span text:style-name="T32"> 4</text:span></text:p>
      <text:p text:style-name="P9"/>
      <text:p text:style-name="P19"><text:span text:style-name="T3">Question N°</text:span><text:span text:style-name="T4">2</text:span><text:span text:style-name="T3"> </text:span><text:span text:style-name="T13">(</text:span><text:span text:style-name="T14">BDA</text:span><text:span text:style-name="T19"> - </text:span><text:span text:style-name="T16">Machine Learning</text:span><text:span text:style-name="T13">)</text:span><text:span text:style-name="T3"> </text:span></text:p>
      <text:p text:style-name="P7">Quels modèles nécessitent une normalisation des variables d’entrée pour</text:p>
      <text:p text:style-name="P7">être appris efficacement ?</text:p>
      <text:list xml:id="list135813964205260" text:continue-numbering="true" text:style-name="WWNum1">
        <text:list-item>
          <text:p text:style-name="P36">Naïve Bayes</text:p>
        </text:list-item>
        <text:list-item>
          <text:p text:style-name="P36">SVM</text:p>
        </text:list-item>
        <text:list-item>
          <text:p text:style-name="P36">Random Forest</text:p>
        </text:list-item>
        <text:list-item>
          <text:p text:style-name="P36">Régression linéaire</text:p>
        </text:list-item>
      </text:list>
      <text:p text:style-name="P20"><text:span text:style-name="T54">Bonne</text:span><text:span text:style-name="T56">s</text:span><text:span text:style-name="T54"> réponse</text:span><text:span text:style-name="T56">s</text:span><text:span text:style-name="T54"> : </text:span><text:span text:style-name="T56">2 et 4</text:span></text:p>
      <text:p text:style-name="P32"/>
      <text:p text:style-name="P19"><text:span text:style-name="T3">Question N°</text:span><text:span text:style-name="T5">3</text:span><text:span text:style-name="T3"> </text:span><text:span text:style-name="T13">(</text:span><text:span text:style-name="T14">BDA</text:span><text:span text:style-name="T19"> - </text:span><text:span text:style-name="T16">C</text:span><text:span text:style-name="T18">lustering</text:span><text:span text:style-name="T13">)</text:span><text:span text:style-name="T3"> </text:span></text:p>
      <text:p text:style-name="P17"><text:span text:style-name="T35">Q</text:span><text:span text:style-name="T37">uel algorithme de clustering a une complexité algorithmique compatible avec un très grand nombre de données</text:span><text:span text:style-name="T35"> :</text:span></text:p>
      <text:list xml:id="list135814354941768" text:continue-numbering="true" text:style-name="WWNum1">
        <text:list-item>
          <text:p text:style-name="P39">K-<text:span text:style-name="T66">means</text:span></text:p>
        </text:list-item>
        <text:list-item>
          <text:p text:style-name="P40">Isolation Forest</text:p>
        </text:list-item>
        <text:list-item>
          <text:p text:style-name="P40">DBScan</text:p>
        </text:list-item>
        <text:list-item>
          <text:p text:style-name="P41">ACP</text:p>
        </text:list-item>
      </text:list>
      <text:p text:style-name="P17"><text:span text:style-name="T55">Bonne réponse : </text:span><text:span text:style-name="T59">1</text:span></text:p>
      <text:p text:style-name="P73"/>
      <text:p text:style-name="P82"><text:span text:style-name="T3">Question N°</text:span><text:span text:style-name="T5">4</text:span><text:span text:style-name="T3"> </text:span><text:span text:style-name="T13">(</text:span><text:span text:style-name="T14">BDA</text:span><text:span text:style-name="T19"> - </text:span><text:span text:style-name="T16">R</text:span><text:span text:style-name="T18">éduction de dimensions</text:span><text:span text:style-name="T13">)</text:span><text:span text:style-name="T3"> </text:span></text:p>
      <text:p text:style-name="P7">Une Analyse en Composante Multiple s’applique à :</text:p>
      <text:list xml:id="list135815851652161" text:continue-numbering="true" text:style-name="WWNum1">
        <text:list-item>
          <text:p text:style-name="P36">des données catégorielles</text:p>
        </text:list-item>
        <text:list-item>
          <text:p text:style-name="P36">des données qualitatives</text:p>
        </text:list-item>
        <text:list-item>
          <text:p text:style-name="P36">des données catégorielles et/ou qualitatives</text:p>
        </text:list-item>
        <text:list-item>
          <text:p text:style-name="P36">des données temporelles</text:p>
        </text:list-item>
      </text:list>
      <text:p text:style-name="P20"><text:span text:style-name="T55">Bonne réponse : </text:span><text:span text:style-name="T57">1</text:span></text:p>
      <text:p text:style-name="P30"/>
      <text:p text:style-name="P19"><text:span text:style-name="T3">Question N°</text:span><text:span text:style-name="T5">5</text:span><text:span text:style-name="T3"> </text:span><text:span text:style-name="T13">(</text:span><text:span text:style-name="T14">BDA</text:span><text:span text:style-name="T19"> - </text:span><text:span text:style-name="T16">D</text:span><text:span text:style-name="T17">onnées Textuelles</text:span><text:span text:style-name="T13">)</text:span><text:span text:style-name="T3"> </text:span></text:p>
      <text:p text:style-name="P6"><text:span text:style-name="T67">Qu’est ce que l’étiquette morphosyntaxique</text:span> <text:span text:style-name="T67">d’un mot</text:span>?</text:p>
      <text:list xml:id="list135815552252469" text:continue-numbering="true" text:style-name="WWNum1">
        <text:list-item>
          <text:p text:style-name="P41">sa forme canonique</text:p>
        </text:list-item>
        <text:list-item>
          <text:p text:style-name="P37"><text:span text:style-name="T67">sa </text:span>représentation TF-IDF</text:p>
        </text:list-item>
        <text:list-item>
          <text:p text:style-name="P41">sa classe grammaticale</text:p>
        </text:list-item>
        <text:list-item>
          <text:p text:style-name="P41">sa place dans l’arbre syntaxique</text:p>
        </text:list-item>
      </text:list>
      <text:p text:style-name="P17"><text:span text:style-name="T35">Bonne</text:span><text:span text:style-name="T36">s</text:span><text:span text:style-name="T55"> </text:span><text:span text:style-name="T35">réponse</text:span><text:span text:style-name="T36">s</text:span><text:span text:style-name="T55"> : </text:span><text:span text:style-name="T58">3</text:span></text:p>
      <text:p text:style-name="P17"><text:span text:style-name="T58"/></text:p>
      <text:p text:style-name="P22"><text:span text:style-name="T3">Question N°</text:span><text:span text:style-name="T6">6</text:span><text:span text:style-name="T3"> </text:span><text:span text:style-name="T13">(</text:span><text:span text:style-name="T21">MLB - </text:span><text:span text:style-name="T15">Évaluation</text:span><text:span text:style-name="T13">)</text:span><text:span text:style-name="T3"> </text:span></text:p>
      <text:p text:style-name="P21"><text:span text:style-name="T39">Quel est(sont) le(s) défaut(s) d’évaluer une performance sur la base d’apprentissage</text:span><text:span text:style-name="T31"> ? </text:span></text:p>
      <text:list xml:id="list135814696888543" text:continue-numbering="true" text:style-name="WWNum1">
        <text:list-item>
          <text:p text:style-name="P42">Le manque de régularisation de la base de test</text:p>
        </text:list-item>
        <text:list-item>
          <text:p text:style-name="P42">L’impossibilité de mesurer le sous-apprentissage</text:p>
        </text:list-item>
        <text:list-item>
          <text:p text:style-name="P42">L’impossibilité de mesurer sur-apprentissage</text:p>
        </text:list-item>
        <text:list-item>
          <text:p text:style-name="P42">L’impossibilité de mesurer les corrélations entre les features et la cible</text:p>
        </text:list-item>
      </text:list>
      <text:p text:style-name="P33"><text:span text:style-name="T31">Bonne réponse : </text:span><text:span text:style-name="T39">2 et 3</text:span></text:p>
      <text:p text:style-name="P31"/>
      <text:p text:style-name="P83"><text:span text:style-name="T3">Question N°</text:span><text:span text:style-name="T6">7</text:span><text:span text:style-name="T3"> </text:span><text:span text:style-name="T13">(</text:span><text:span text:style-name="T21">MLB - </text:span><text:span text:style-name="T16">Machine Learning</text:span><text:span text:style-name="T13">)</text:span><text:span text:style-name="T3"> </text:span></text:p>
      <text:p text:style-name="P21"><text:span text:style-name="T31">Dans un problème de </text:span><text:span text:style-name="T39">classification</text:span><text:span text:style-name="T31">, quel(s) algorithme(s) peut(peuvent)-être utilisé(s) ? </text:span></text:p>
      <text:list xml:id="list135815573625451" text:continue-numbering="true" text:style-name="WWNum1">
        <text:list-item>
          <text:p text:style-name="P43">Régression polynomiale</text:p>
        </text:list-item>
        <text:list-item>
          <text:p text:style-name="P43">Random Forest</text:p>
        </text:list-item>
        <text:list-item>
          <text:p text:style-name="P43">SVM</text:p>
        </text:list-item>
        <text:list-item>
          <text:p text:style-name="P43">Naïve Bayes</text:p>
        </text:list-item>
      </text:list>
      <text:p text:style-name="P21"><text:span text:style-name="T31">Bonne</text:span><text:span text:style-name="T34">s</text:span><text:span text:style-name="T31"> réponse</text:span><text:span text:style-name="T34">s</text:span><text:span text:style-name="T31"> : </text:span><text:span text:style-name="T39">2, 3 et 4</text:span></text:p>
      <text:p text:style-name="P31"/>
      <text:p text:style-name="P22"><text:span text:style-name="T3">Question N°</text:span><text:span text:style-name="T6">8</text:span><text:span text:style-name="T3"> </text:span><text:span text:style-name="T13">(</text:span><text:span text:style-name="T21">MLB - </text:span><text:span text:style-name="T16">Machine Learning</text:span><text:span text:style-name="T13">)</text:span><text:span text:style-name="T3"> </text:span></text:p>
      <text:p text:style-name="P11"><text:span text:style-name="T74">Quelle librairie en python implémente la plupart des algorithme du machine learning</text:span> ? </text:p>
      <text:list xml:id="list135815068590007" text:continue-numbering="true" text:style-name="WWNum1">
        <text:list-item>
          <text:p text:style-name="P44">SciKitLearn</text:p>
        </text:list-item>
        <text:list-item>
          <text:p text:style-name="P44">Pandas</text:p>
        </text:list-item>
        <text:list-item>
          <text:p text:style-name="P44">R</text:p>
        </text:list-item>
        <text:list-item>
          <text:p text:style-name="P44">numpy</text:p>
        </text:list-item>
      </text:list>
      <text:p text:style-name="P21"><text:span text:style-name="T31">Bonne</text:span><text:span text:style-name="T34">s</text:span><text:span text:style-name="T31"> réponse</text:span><text:span text:style-name="T34">s</text:span><text:span text:style-name="T31"> : </text:span><text:span text:style-name="T45">1</text:span></text:p>
      <text:p text:style-name="P11"/>
      <text:p text:style-name="P22"><text:span text:style-name="T3">Question N°</text:span><text:span text:style-name="T6">9</text:span><text:span text:style-name="T3"> </text:span><text:span text:style-name="T13">(</text:span><text:span text:style-name="T21">MLB - </text:span><text:span text:style-name="T16">M</text:span><text:span text:style-name="T20">éthodes Bayésiennes</text:span><text:span text:style-name="T13">)</text:span><text:span text:style-name="T3"> </text:span></text:p>
      <text:p text:style-name="P21"><text:span text:style-name="T35">O</text:span><text:span text:style-name="T40">n veut utiliser le modèle de Markov pour prédire l’état d’un système à 5 états </text:span><text:span text:style-name="T41">différents et</text:span><text:span text:style-name="T40"> observables. Combien nous faut-il de modèle</text:span><text:span text:style-name="T41">s</text:span><text:span text:style-name="T40"> de </text:span><text:span text:style-name="T41">M</text:span><text:span text:style-name="T40">arkov distincts ?</text:span></text:p>
      <text:list xml:id="list135814966667461" text:continue-numbering="true" text:style-name="WWNum1">
        <text:list-item>
          <text:p text:style-name="P45">1</text:p>
        </text:list-item>
        <text:list-item>
          <text:p text:style-name="P45">3</text:p>
        </text:list-item>
        <text:list-item>
          <text:p text:style-name="P46">5</text:p>
        </text:list-item>
        <text:list-item>
          <text:p text:style-name="P45"><text:span text:style-name="T69">10</text:span> ( = (N*(N-1)/2 )</text:p>
        </text:list-item>
      </text:list>
      <text:p text:style-name="P21"><text:span text:style-name="T54">Bonne</text:span><text:span text:style-name="T56"> </text:span><text:span text:style-name="T54">réponse : </text:span><text:span text:style-name="T60">1</text:span></text:p>
      <text:p text:style-name="P11"/>
      <text:p text:style-name="P83"><text:span text:style-name="T3">Question N°</text:span><text:span text:style-name="T6">10</text:span><text:span text:style-name="T3"> </text:span><text:span text:style-name="T13">(</text:span><text:span text:style-name="T21">MLB - </text:span><text:span text:style-name="T16">Machine Learning </text:span><text:span text:style-name="T20">en production</text:span><text:span text:style-name="T13">)</text:span><text:span text:style-name="T3"> </text:span></text:p>
      <text:p text:style-name="P21"><text:span text:style-name="T38">Quelle(s) technologie(s) permettent de gérer efficacement des r</text:span><text:span text:style-name="T41">essource</text:span><text:span text:style-name="T44">s</text:span><text:span text:style-name="T41"> de calcul </text:span><text:span text:style-name="T38">en environnement distribué </text:span><text:span text:style-name="T35">?</text:span></text:p>
      <text:list xml:id="list135815670541356" text:continue-numbering="true" text:style-name="WWNum1">
        <text:list-item>
          <text:p text:style-name="P47">Spark</text:p>
        </text:list-item>
        <text:list-item>
          <text:p text:style-name="P47">Hadoop</text:p>
        </text:list-item>
        <text:list-item>
          <text:p text:style-name="P47">Tensorflow</text:p>
        </text:list-item>
        <text:list-item>
          <text:p text:style-name="P47">H<text:span text:style-name="T68">DFS</text:span></text:p>
        </text:list-item>
      </text:list>
      <text:p text:style-name="P21"><text:span text:style-name="T54">Bonne réponse : </text:span><text:span text:style-name="T61">1, 2 et 3</text:span></text:p>
      <text:p text:style-name="P16"/>
      <text:p text:style-name="P24"><text:span text:style-name="T3">Question N°</text:span><text:span text:style-name="T7">11</text:span><text:span text:style-name="T3"> </text:span><text:span text:style-name="T13">(</text:span><text:span text:style-name="T24">DPL - </text:span><text:span text:style-name="T14">R</text:span><text:span text:style-name="T22">éseau de Neurones</text:span><text:span text:style-name="T13">)</text:span><text:span text:style-name="T3"> </text:span></text:p>
      <text:p text:style-name="P23"><text:span text:style-name="T35">D</text:span><text:span text:style-name="T43">ans un problème de classification à 10 classes, 10000 données en dimension 100, on veut utiliser un réseau de neurones à une couche cachée pour résoudre ce problème. Combien de neurones doit-on utiliser dans la couche caché pour obtenir au moins 80 % de performance sur la base d’apprentissage</text:span><text:span text:style-name="T35"> ?</text:span></text:p>
      <text:list xml:id="list135815435880581" text:continue-numbering="true" text:style-name="WWNum1">
        <text:list-item>
          <text:p text:style-name="P48">8</text:p>
        </text:list-item>
        <text:list-item>
          <text:p text:style-name="P49">4<text:span text:style-name="T71">2</text:span></text:p>
        </text:list-item>
        <text:list-item>
          <text:p text:style-name="P49">8<text:span text:style-name="T71">0</text:span></text:p>
        </text:list-item>
        <text:list-item>
          <text:p text:style-name="P49">O<text:span text:style-name="T71">n ne peut pas le savoir à l’avance</text:span></text:p>
        </text:list-item>
      </text:list>
      <text:p text:style-name="P23"><text:span text:style-name="T55">Bonne réponse : </text:span><text:span text:style-name="T62">4</text:span></text:p>
      <text:p text:style-name="P14"/>
      <text:p text:style-name="P24"><text:span text:style-name="T3">Question N°</text:span><text:span text:style-name="T7">12</text:span><text:span text:style-name="T3"> </text:span><text:span text:style-name="T13">(</text:span><text:span text:style-name="T24">DPL - </text:span><text:span text:style-name="T16">R</text:span><text:span text:style-name="T23">éseaux de convolutions</text:span><text:span text:style-name="T13">)</text:span><text:span text:style-name="T3"> </text:span></text:p>
      <text:p text:style-name="P13">Les réseaux de convolution sont réputés être capable de traiter des images. Comment traite-t-on des images de tailles différentes dans un même modèle ?</text:p>
      <text:list xml:id="list135815708462483" text:continue-numbering="true" text:style-name="WWNum1">
        <text:list-item>
          <text:p text:style-name="P50">L<text:span text:style-name="T72">es convolutions s’appliquent à toutes les images, quelle que soient leurs tailles</text:span></text:p>
        </text:list-item>
        <text:list-item>
          <text:p text:style-name="P51">On utilise un auto-encodeur à dimension fixe</text:p>
        </text:list-item>
        <text:list-item>
          <text:p text:style-name="P51">On doit redimensionner toutes les images pour qu’elles fassent toutes la même taille</text:p>
        </text:list-item>
        <text:list-item>
          <text:p text:style-name="P51">Il suffit d’utiliser une première couche de pooling.</text:p>
        </text:list-item>
      </text:list>
      <text:p text:style-name="P23"><text:span text:style-name="T55">Bonne réponse : </text:span><text:span text:style-name="T63">3</text:span></text:p>
      <text:p text:style-name="P84"><text:span text:style-name="T3">Question N°</text:span><text:span text:style-name="T7">13</text:span><text:span text:style-name="T3"> </text:span><text:span text:style-name="T13">(</text:span><text:span text:style-name="T24">DPL - </text:span><text:span text:style-name="T23">Réseaux de convolutions</text:span><text:span text:style-name="T13">)</text:span><text:span text:style-name="T3"> </text:span></text:p>
      <text:p text:style-name="P12">On effectue un<text:span text:style-name="T73">e</text:span> convolution <text:span text:style-name="T73">3</text:span>x<text:span text:style-name="T73">3</text:span> <text:span text:style-name="T70">sans padding </text:span>sur une image de dimension 160x90.</text:p>
      <text:p text:style-name="P12">Quelle est la taille de l’image obtenue :</text:p>
      <text:list xml:id="list135815069978781" text:continue-numbering="true" text:style-name="WWNum1">
        <text:list-item>
          <text:p text:style-name="P38">190x60</text:p>
        </text:list-item>
        <text:list-item>
          <text:p text:style-name="P38">160x90</text:p>
        </text:list-item>
        <text:list-item>
          <text:p text:style-name="P38">158x88</text:p>
        </text:list-item>
        <text:list-item>
          <text:p text:style-name="P38">156x86</text:p>
        </text:list-item>
      </text:list>
      <text:p text:style-name="P23"><text:span text:style-name="T55">Bonne réponse : </text:span><text:span text:style-name="T64">3</text:span></text:p>
      <text:p text:style-name="P23"/>
      <text:p text:style-name="P24"><text:span text:style-name="T3">Question N°</text:span><text:span text:style-name="T7">14</text:span><text:span text:style-name="T4"> </text:span><text:span text:style-name="T13">(</text:span><text:span text:style-name="T24">DPL - </text:span><text:span text:style-name="T16">R</text:span><text:span text:style-name="T23">éseaux réccurents</text:span><text:span text:style-name="T13">)</text:span><text:span text:style-name="T3"> </text:span></text:p>
      <text:p text:style-name="P23"><text:span text:style-name="T46">Les réseaux récurrents sont utilisées pour traiter </text:span><text:span text:style-name="T42">:</text:span></text:p>
      <text:list xml:id="list135815340288037" text:continue-numbering="true" text:style-name="WWNum1">
        <text:list-item>
          <text:p text:style-name="P52">des données tabulaires</text:p>
        </text:list-item>
        <text:list-item>
          <text:p text:style-name="P53">des images</text:p>
        </text:list-item>
        <text:list-item>
          <text:p text:style-name="P54">d<text:span text:style-name="T76">es données séquentielles</text:span></text:p>
        </text:list-item>
        <text:list-item>
          <text:p text:style-name="P52">du texte</text:p>
        </text:list-item>
      </text:list>
      <text:p text:style-name="P23"><text:span text:style-name="T36">Bonne réponse : </text:span><text:span text:style-name="T46">3 et 4</text:span></text:p>
      <text:p text:style-name="P15"/>
      <text:p text:style-name="P27"><text:span text:style-name="T3">Question N°</text:span><text:span text:style-name="T7">15</text:span><text:span text:style-name="T3"> </text:span><text:span text:style-name="T13">(</text:span><text:span text:style-name="T24">DPL - </text:span><text:span text:style-name="T16">A</text:span><text:span text:style-name="T23">utoencodeurs</text:span><text:span text:style-name="T13">)</text:span><text:span text:style-name="T3"> </text:span></text:p>
      <text:p text:style-name="P8"><text:span text:style-name="T75">On a besoin de données labellisées pour apprendre un auto-encodeur </text:span> ?</text:p>
      <text:list xml:id="list135815623680332" text:continue-numbering="true" text:style-name="WWNum1">
        <text:list-item>
          <text:p text:style-name="P55">V<text:span text:style-name="T75">rai</text:span></text:p>
        </text:list-item>
        <text:list-item>
          <text:p text:style-name="P56">Faux</text:p>
        </text:list-item>
      </text:list>
      <text:p text:style-name="P26"><text:span text:style-name="T35">Bonne</text:span><text:span text:style-name="T55"> </text:span><text:span text:style-name="T35">réponse</text:span><text:span text:style-name="T55"> : </text:span><text:span text:style-name="T65">2</text:span></text:p>
      <text:p text:style-name="P25"/>
      <text:p text:style-name="P80"><text:span text:style-name="T3">Question N°1</text:span><text:span text:style-name="T11">6</text:span><text:span text:style-name="T13"> (</text:span><text:span text:style-name="T28">MMD - </text:span><text:span text:style-name="T14">E</text:span><text:span text:style-name="T25">xpressions Régulières</text:span><text:span text:style-name="T13">)</text:span></text:p>
      <text:p text:style-name="P74"><text:span text:style-name="T48">Quelle expression régulière permet de capturer une n</text:span><text:span text:style-name="T49">ombre</text:span><text:span text:style-name="T48">, </text:span><text:span text:style-name="T49">potentiellement décimal </text:span><text:span text:style-name="T48">entre deux parenthèses </text:span><text:span text:style-name="T31">?</text:span></text:p>
      <text:list xml:id="list135813825331497" text:continue-numbering="true" text:style-name="WWNum1">
        <text:list-item>
          <text:p text:style-name="P57">(<text:span text:style-name="T79">[0-9.]*</text:span>)</text:p>
        </text:list-item>
        <text:list-item>
          <text:p text:style-name="P57">\(<text:span text:style-name="T79">[0-9.]*</text:span>\)</text:p>
        </text:list-item>
        <text:list-item>
          <text:p text:style-name="P57"><text:span text:style-name="T79">\</text:span>(\<text:span text:style-name="T79">d*[\.]*\d*</text:span>\)</text:p>
        </text:list-item>
        <text:list-item>
          <text:p text:style-name="P57">\(\<text:span text:style-name="T79">d</text:span>+<text:span text:style-name="T79">[,\.]?\d?</text:span>\)</text:p>
        </text:list-item>
      </text:list>
      <text:p text:style-name="P71">Bonne Réponse : <text:span text:style-name="T79">4</text:span></text:p>
      <text:p text:style-name="P71"/>
      <text:p text:style-name="P75"><text:span text:style-name="T3">Question N°</text:span><text:span text:style-name="T12">17</text:span><text:span text:style-name="T13"> (</text:span><text:span text:style-name="T29">MMD - </text:span><text:span text:style-name="T26">Text Preprocessing</text:span><text:span text:style-name="T13">)</text:span></text:p>
      <text:p text:style-name="P71"><text:span text:style-name="T77">Quel prétraitement permet de séparer une chaîne de charactère en mot</text:span> ?</text:p>
      <text:list xml:id="list135815431811624" text:continue-numbering="true" text:style-name="WWNum1">
        <text:list-item>
          <text:p text:style-name="P57">POS-tagging</text:p>
        </text:list-item>
        <text:list-item>
          <text:p text:style-name="P57">Lemmatisation</text:p>
        </text:list-item>
        <text:list-item>
          <text:p text:style-name="P57">Tokenisation</text:p>
        </text:list-item>
        <text:list-item>
          <text:p text:style-name="P57">N-gram</text:p>
        </text:list-item>
      </text:list>
      <text:p text:style-name="P71">Bonne Réponse : <text:span text:style-name="T80">3</text:span></text:p>
      <text:p text:style-name="P71"/>
      <text:p text:style-name="P76"><text:span text:style-name="T3">Question N°</text:span><text:span text:style-name="T12">18</text:span><text:span text:style-name="T13"> (</text:span><text:span text:style-name="T29">MMD - </text:span><text:span text:style-name="T26">Similarité</text:span><text:span text:style-name="T13">)</text:span></text:p>
      <text:p text:style-name="P74"><text:span text:style-name="T49">Quelle représentation est appropriée pour </text:span><text:span text:style-name="T50">mesurer</text:span><text:span text:style-name="T49"> une similarité entre une requête et un document</text:span><text:span text:style-name="T47"> ?</text:span></text:p>
      <text:list xml:id="list135814716745555" text:continue-numbering="true" text:style-name="WWNum1">
        <text:list-item>
          <text:p text:style-name="P62">TF-IDF</text:p>
        </text:list-item>
        <text:list-item>
          <text:p text:style-name="P62">Word Embeddings</text:p>
        </text:list-item>
        <text:list-item>
          <text:p text:style-name="P62">Thought Vector</text:p>
        </text:list-item>
        <text:list-item>
          <text:p text:style-name="P58">O<text:span text:style-name="T80">ne-hot encoding</text:span></text:p>
        </text:list-item>
      </text:list>
      <text:p text:style-name="P71">Bonne Réponse : <text:span text:style-name="T80">1</text:span></text:p>
      <text:p text:style-name="P71"/>
      <text:p text:style-name="P81"><text:span text:style-name="T3">Question N°</text:span><text:span text:style-name="T12">1</text:span><text:span text:style-name="T9">9</text:span><text:span text:style-name="T13"> (</text:span><text:span text:style-name="T29">MMD - </text:span><text:span text:style-name="T14">W</text:span><text:span text:style-name="T27">ord Embeddings</text:span><text:span text:style-name="T13">)</text:span></text:p>
      <text:p text:style-name="P70"><text:span text:style-name="T82">Quels sont les avantages des word embeddings par rapport à une représentation one-hot vector des mots ?</text:span></text:p>
      <text:list xml:id="list135814126506847" text:continue-numbering="true" text:style-name="WWNum1">
        <text:list-item>
          <text:p text:style-name="P59">U<text:span text:style-name="T82">ne énorme réduction du nombre de dimensions représentant un mot</text:span></text:p>
        </text:list-item>
        <text:list-item>
          <text:p text:style-name="P65"><text:span text:style-name="T52">Ils possèdent des informations sémantiques </text:span><text:span text:style-name="T31">à priori</text:span></text:p>
        </text:list-item>
        <text:list-item>
          <text:p text:style-name="P34"><text:span text:style-name="T52">Les m</text:span><text:span text:style-name="T53">odèles </text:span><text:span text:style-name="T52">sont plus facile à interpréter</text:span></text:p>
        </text:list-item>
        <text:list-item>
          <text:p text:style-name="P64">I<text:span text:style-name="T84">ls n’ont pas besoin de données annotées pour être appris</text:span></text:p>
        </text:list-item>
      </text:list>
      <text:p text:style-name="P66"/>
      <text:p text:style-name="P71">Bonne Réponse : <text:span text:style-name="T78">1 et 2</text:span></text:p>
      <text:p text:style-name="P71"/>
      <text:p text:style-name="P76"><text:span text:style-name="T3">Question N°</text:span><text:span text:style-name="T12">2</text:span><text:span text:style-name="T10">0</text:span><text:span text:style-name="T3"> </text:span><text:span text:style-name="T13">(</text:span><text:span text:style-name="T29">MMD – </text:span><text:span text:style-name="T27">T</text:span><text:span text:style-name="T30">ransformer Network</text:span><text:span text:style-name="T13">)</text:span><text:span text:style-name="T3"> </text:span></text:p>
      <text:p text:style-name="P74"><text:span text:style-name="T51">Qu’est-i</text:span><text:span text:style-name="T52">l</text:span><text:span text:style-name="T51"> fondamental pour décrire les transformers networks </text:span><text:span text:style-name="T31"> ?</text:span></text:p>
      <text:list xml:id="list135815351153743" text:continue-numbering="true" text:style-name="WWNum1">
        <text:list-item>
          <text:p text:style-name="P60"><text:span text:style-name="T81">les </text:span>word embeddings</text:p>
        </text:list-item>
        <text:list-item>
          <text:p text:style-name="P63">le bagging</text:p>
        </text:list-item>
        <text:list-item>
          <text:p text:style-name="P63">le pooling</text:p>
        </text:list-item>
        <text:list-item>
          <text:p text:style-name="P61"><text:span text:style-name="T81">le mécanisme d’attention</text:span></text:p>
        </text:list-item>
      </text:list>
      <text:p text:style-name="P71">Bonne Réponse : <text:span text:style-name="T81">4</text:span></text:p>
      <text:p text:style-name="P6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contact eqinity</meta:initial-creator>
    <meta:editing-cycles>46</meta:editing-cycles>
    <meta:creation-date>2016-05-19T10:49:00</meta:creation-date>
    <dc:date>2020-05-19T13:57:57.587381211</dc:date>
    <meta:editing-duration>PT10H48M35S</meta:editing-duration>
    <meta:generator>LibreOffice/6.3.5.2$Linux_X86_64 LibreOffice_project/30$Build-2</meta:generator>
    <meta:document-statistic meta:table-count="0" meta:image-count="0" meta:object-count="0" meta:page-count="8" meta:paragraph-count="146" meta:word-count="865" meta:character-count="5026" meta:non-whitespace-character-count="436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